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0.5pt" style:font-size-asian="10.5pt" style:font-size-complex="10.5pt"/>
    </style:style>
    <style:style style:name="P2" style:family="paragraph" style:parent-style-name="Standard">
      <style:paragraph-properties fo:line-height="0.2in"/>
      <style:text-properties fo:font-size="10.5pt" style:font-size-asian="10.5pt" style:font-size-complex="10.5pt"/>
    </style:style>
    <style:style style:name="P3" style:family="paragraph" style:parent-style-name="Standard">
      <style:paragraph-properties fo:line-height="0.2in"/>
      <style:text-properties fo:font-size="10.5pt" officeooo:paragraph-rsid="000bdaad" style:font-size-asian="10.5pt" style:font-size-complex="10.5pt"/>
    </style:style>
    <style:style style:name="P4" style:family="paragraph" style:parent-style-name="Standard">
      <style:paragraph-properties fo:line-height="100%"/>
      <style:text-properties fo:font-size="10.5pt" fo:font-weight="normal" officeooo:paragraph-rsid="000bdaad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line-height="100%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/>
      <style:text-properties fo:font-size="12pt" fo:font-weight="bold" officeooo:rsid="000bdaad" officeooo:paragraph-rsid="000bdaa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/>
      <style:text-properties fo:font-size="10.5pt" style:font-size-asian="10.5pt" style:font-size-complex="10.5pt"/>
    </style:style>
    <style:style style:name="P10" style:family="paragraph" style:parent-style-name="Standard">
      <style:paragraph-properties fo:line-height="0.2in"/>
      <style:text-properties fo:font-size="10.5pt" fo:font-weight="normal" officeooo:paragraph-rsid="000bdaad" style:font-size-asian="10.5pt" style:font-weight-asian="normal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V CONGRESO INTERNACIONAL DE LOGISTICA</text:p>
      <text:p text:style-name="P6"/>
      <text:p text:style-name="P6">Correos relacionados con el congreso</text:p>
      <text:p text:style-name="P1"/>
      <text:p text:style-name="P1">congresologisticamsl@gmail.com</text:p>
      <text:p text:style-name="P1">pass = Congreso2023</text:p>
      <text:p text:style-name="P1"/>
      <text:p text:style-name="P1">comitecientifico2023msl@gmail.com</text:p>
      <text:p text:style-name="P1">pass = Congreso2023</text:p>
      <text:p text:style-name="P1"/>
      <text:p text:style-name="P1"/>
      <text:p text:style-name="P6">Documentos recibidos para el congreso</text:p>
      <text:p text:style-name="P1"/>
      <text:p text:style-name="P2">- Jose A. Acevedo Suarez</text:p>
      <text:p text:style-name="P2">acevedosuarez1955@gmail.com</text:p>
      <text:p text:style-name="P2">MGICS.docx</text:p>
      <text:p text:style-name="P2"/>
      <text:p text:style-name="P3">- ELVIRA MAGNOLIA ESPINOSA CAMPOS</text:p>
      <text:p text:style-name="P10">magnolia.espinosa@regioncentralrape.gov.co</text:p>
      <text:p text:style-name="P2">SUMERCÉ.docx</text:p>
      <text:p text:style-name="P1"/>
      <text:p text:style-name="P4">- HENRY JESUS INFANTE SALAZAR</text:p>
      <text:p text:style-name="P4">presidencia@ongheinsa.org</text:p>
      <text:p text:style-name="P5">Untitled presentation.png</text:p>
      <text:p text:style-name="P1"/>
      <text:p text:style-name="P7">Documentos descargados de la pagina web</text:p>
      <text:p text:style-name="P1"/>
      <text:p text:style-name="P1">Documento Ponentes.xlsx obtenido de la pagina web</text:p>
      <text:p text:style-name="P1">Documento Asistentes.xlsx obtenido de la pagina web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7:21:03.150521625</meta:creation-date>
    <dc:date>2023-10-02T18:03:32.697110361</dc:date>
    <meta:editing-duration>PT25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65" meta:character-count="578" meta:non-whitespace-character-count="532"/>
  </office:meta>
</office:document-meta>
</file>